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36cm" fo:min-width="8.853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917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3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38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3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4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5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1" style:family="graphic" style:parent-style-name="objectwithoutfill">
      <style:graphic-properties svg:stroke-color="#000000" draw:marker-start="Arrow" draw:marker-start-width="0.305cm" draw:marker-end="" draw:marker-end-width="0.203cm" draw:fill="none" draw:textarea-vertical-align="middle" loext:decorative="false"/>
    </style:style>
    <style:style style:name="gr62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gr6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2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5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4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5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6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491cm" svg:height="0.854cm" svg:x="15.331cm" svg:y="7.115cm">
          <text:list text:style-name="L3">
            <text:list-header>
              <text:p text:style-name="P4"><text:span text:style-name="T1">3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8.287cm" svg:height="0.854cm" svg:x="1.52cm" svg:y="12.895cm">
          <text:list text:style-name="L3">
            <text:list-item>
              <text:p text:style-name="P9"><text:span text:style-name="T3">2 P</text:span><text:span text:style-name="T1">laceholder message 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985cm" svg:height="2.04cm" svg:x="16.576cm" svg:y="16.788cm">
          <text:list text:style-name="L3">
            <text:list-header>
              <text:p text:style-name="P4"><text:span text:style-name="T1">c), d) Mail resources</text:span></text:p>
            </text:list-header>
            <text:list-item>
              <text:p text:style-name="P4"><text:span text:style-name="T1">retrieval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455cm" svg:height="2.04cm" svg:x="5.717cm" svg:y="17.048cm">
          <text:list text:style-name="L3">
            <text:list-header>
              <text:p text:style-name="P4"><text:span text:style-name="T1">1 Store mail resources</text:span></text:p>
            </text:list-header>
            <text:list-item>
              <text:p text:style-name="P4"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209cm" svg:height="2.04cm" svg:x="27.181cm" svg:y="17.1cm">
          <text:list text:style-name="L3">
            <text:list-header>
              <text:p text:style-name="P4"><text:span text:style-name="T1">5 Fetch</text:span></text:p>
            </text:list-header>
            <text:list-item>
              <text:p text:style-name="P4"><text:span text:style-name="T1">placeholder message</text:span></text:p>
            </text:list-item>
            <text:list-item>
              <text:p text:style-name="P4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8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17"><text:span text:style-name="T1">r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7.521cm" svg:height="0.854cm" svg:x="28.004cm" svg:y="16.194cm">
          <text:list text:style-name="L3">
            <text:list-header>
              <text:p text:style-name="P4"><text:span text:style-name="T1">4 Placeholder message delivery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1" draw:layer="layout" svg:width="7.686cm" svg:height="0.854cm" svg:x="15.763cm" svg:y="11.178cm">
          <text:list text:style-name="L3">
            <text:list-item>
              <text:p text:style-name="P20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2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.738cm" svg:height="0.854cm" svg:x="17.974cm" svg:y="5.643cm">
          <text:list text:style-name="L3">
            <text:list-item>
              <text:p text:style-name="P20"><text:span text:style-name="T3">DKI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21" draw:layer="layout" svg:width="8.253cm" svg:height="0.854cm" svg:x="14.951cm" svg:y="22.676cm">
          <text:list text:style-name="L3">
            <text:list-item>
              <text:p text:style-name="P17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1" draw:layer="layout" svg:width="8.279cm" svg:height="0.854cm" svg:x="14.966cm" svg:y="22.007cm">
          <text:list text:style-name="L3">
            <text:list-item>
              <text:p text:style-name="P17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5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6" draw:layer="layout" draw:type="line" svg:x1="1.509cm" svg:y1="17.841cm" svg:x2="1.518cm" svg:y2="8.345cm" draw:start-shape="id1" draw:start-glue-point="16" draw:end-shape="id2" draw:end-glue-point="2" svg:d="M1509 17841l9-9496" svg:viewBox="0 0 10 9497">
          <text:p/>
        </draw:connector>
        <draw:custom-shape draw:style-name="gr27" draw:text-style-name="P27" xml:id="id9" draw:id="id9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7.961cm" svg:height="0.854cm" svg:x="2.114cm" svg:y="22.24cm">
          <text:list text:style-name="L3">
            <text:list-item>
              <text:p text:style-name="P9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0" draw:layer="layout" svg:width="8.016cm" svg:height="0.854cm" svg:x="2.114cm" svg:y="23.162cm">
          <text:list text:style-name="L3">
            <text:list-item>
              <text:p text:style-name="P9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21" draw:layer="layout" svg:width="8.19cm" svg:height="0.854cm" svg:x="14.951cm" svg:y="23.358cm">
          <text:list text:style-name="L3">
            <text:list-item>
              <text:p text:style-name="P17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3" draw:text-style-name="P26" draw:layer="layout" draw:type="line" svg:x1="5.701cm" svg:y1="19.111cm" svg:x2="12.903cm" svg:y2="19.096cm" draw:start-shape="id1" draw:start-glue-point="1" draw:end-shape="id3" svg:d="M5701 19111l7202-15" svg:viewBox="0 0 7203 16">
          <text:p/>
        </draw:connector>
        <draw:custom-shape draw:style-name="gr34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foo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bar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6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38" draw:text-style-name="P26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39" draw:text-style-name="P25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6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3" draw:text-style-name="P26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4" draw:text-style-name="P26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onnector draw:style-name="gr44" draw:text-style-name="P26" draw:layer="layout" svg:x1="36.562cm" svg:y1="8.331cm" svg:x2="26.749cm" svg:y2="17.05cm" draw:start-shape="id8" draw:start-glue-point="2" draw:end-shape="id9" draw:end-glue-point="1" svg:d="M36562 8331v8719h-9813" svg:viewBox="0 0 9814 8720">
          <text:p/>
        </draw:connector>
        <draw:custom-shape draw:style-name="gr45" draw:text-style-name="P21" draw:layer="layout" svg:width="10.548cm" svg:height="0.854cm" svg:x="14.966cm" svg:y="21.34cm">
          <text:list text:style-name="L3">
            <text:list-item>
              <text:p text:style-name="P9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21" draw:layer="layout" svg:width="6.446cm" svg:height="0.854cm" svg:x="28.051cm" svg:y="25.424cm">
          <text:list text:style-name="L3">
            <text:list-item>
              <text:p text:style-name="P17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21" draw:layer="layout" svg:width="7.106cm" svg:height="0.854cm" svg:x="28.066cm" svg:y="24.755cm">
          <text:list text:style-name="L3">
            <text:list-item>
              <text:p text:style-name="P17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21" draw:layer="layout" svg:width="6.75cm" svg:height="0.854cm" svg:x="28.066cm" svg:y="24.056cm">
          <text:list text:style-name="L3">
            <text:list-header>
              <text:p text:style-name="P30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1" draw:layer="layout" svg:width="9.138cm" svg:height="0.854cm" svg:x="27.967cm" svg:y="21.331cm">
          <text:list text:style-name="L3">
            <text:list-item>
              <text:p text:style-name="P17"><text:span text:style-name="T1">Resource Server</text:span><text:span text:style-name="T1"><text:tab/>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32" draw:layer="layout" svg:width="9.549cm" svg:height="0.854cm" svg:x="27.951cm" svg:y="22.035cm">
          <text:list text:style-name="L3">
            <text:list-item>
              <text:p text:style-name="P17"><text:span text:style-name="T1">Resource Management Agent </text:span><text:span text:style-name="T1"><text:tab/></text:span><text:span text:style-name="T1">(RM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3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3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4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6.966cm" svg:height="0.854cm" svg:x="2.114cm" svg:y="21.316cm">
          <text:list text:style-name="L3">
            <text:list-item>
              <text:p text:style-name="P9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35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35" draw:layer="layout" svg:width="6.405cm" svg:height="1.346cm" svg:x="14.27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21" draw:layer="layout" svg:width="1.611cm" svg:height="0.854cm" svg:x="18.245cm" svg:y="1.544cm">
          <text:list text:style-name="L3">
            <text:list-header>
              <text:p text:style-name="P30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" draw:text-style-name="P26" draw:layer="layout" draw:type="line" svg:x1="23.519cm" svg:y1="18.931cm" svg:x2="14.605cm" svg:y2="18.944cm" draw:start-shape="id10" draw:start-glue-point="4" draw:end-shape="id3" draw:end-glue-point="9" svg:d="M23519 18931l-8914 13" svg:viewBox="0 0 8915 14">
          <text:p/>
        </draw:connector>
        <draw:connector draw:style-name="gr60" draw:text-style-name="P26" draw:layer="layout" draw:type="line" svg:x1="14.605cm" svg:y1="19.287cm" svg:x2="23.519cm" svg:y2="19.253cm" draw:start-shape="id3" draw:start-glue-point="11" draw:end-shape="id10" draw:end-glue-point="5" svg:d="M14605 19287l8914-34" svg:viewBox="0 0 8915 35">
          <text:p/>
        </draw:connector>
        <draw:connector draw:style-name="gr61" draw:text-style-name="P26" draw:layer="layout" draw:type="line" svg:x1="32.414cm" svg:y1="19.12cm" svg:x2="25.221cm" svg:y2="19.096cm" draw:start-shape="id11" draw:start-glue-point="3" draw:end-shape="id10" svg:d="M32414 19120l-7193-24" svg:viewBox="0 0 7194 25">
          <text:p/>
        </draw:connector>
        <draw:connector draw:style-name="gr62" draw:text-style-name="P26" draw:layer="layout" svg:x1="25.047cm" svg:y1="17.05cm" svg:x2="24.37cm" svg:y2="18.791cm" draw:start-shape="id9" draw:start-glue-point="3" draw:end-shape="id10" draw:end-glue-point="0" svg:d="M25047 17050h-677v1741" svg:viewBox="0 0 678 1742">
          <text:p/>
        </draw:connector>
        <draw:custom-shape draw:style-name="gr63" draw:text-style-name="P32" draw:layer="layout" svg:width="8.279cm" svg:height="0.854cm" svg:x="14.967cm" svg:y="24.031cm">
          <text:list text:style-name="L3">
            <text:list-item>
              <text:p text:style-name="P17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32" draw:layer="layout" svg:width="9.549cm" svg:height="0.854cm" svg:x="27.951cm" svg:y="22.74cm">
          <text:list text:style-name="L3">
            <text:list-item>
              <text:p text:style-name="P17"><text:span text:style-name="T1">Mail Resource Store</text:span><text:span text:style-name="T1"><text:tab/>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36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MA <text:s text:c="10"/>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" draw:layer="layout" svg:width="4.49cm" svg:height="2.04cm" svg:x="16.623cm" svg:y="14.589cm">
          <text:list text:style-name="L3">
            <text:list-header>
              <text:p text:style-name="P4"><text:span text:style-name="T1">a), b) Permissions</text:span></text:p>
            </text:list-header>
            <text:list-item>
              <text:p text:style-name="P4"><text:span text:style-name="T1">provisioning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10-21T10:05:03.173302140</dc:date>
    <dc:creator>Igor Zboran</dc:creator>
    <meta:editing-duration>P2DT12H3M42S</meta:editing-duration>
    <meta:editing-cycles>561</meta:editing-cycles>
    <meta:generator>LibreOffice/24.2.6.2$Linux_X86_64 LibreOffice_project/8e9a753d9daaea75c34b417ba1bdf556bf2fc5b3</meta:generator>
    <meta:document-statistic meta:object-count="68"/>
  </office:meta>
</office:document-meta>
</file>